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isSv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isRv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getLt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addIvMessages( Collection iv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getRe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setCrash( boolean cr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getSv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isIv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CTester.errorReported( String errorCode , Collection 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aseResult.setIvActual( boolean iv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get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succeeded( boolean errc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CTester.summarizeResultAsHTMLTableRows( TestCaseResult result , PrintWriter out , boolean errcod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STCTester.parseLTGFile( File ltgFile , Collection outerErro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TestCase.isIv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getSchema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CTest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CTester.makeHTMLLink( File fil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ase.getInstan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setSvActual( boolean sv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CTester.makeHTMLDescription( TestCase testC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CaseResult.isCr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get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addSvMessages( Collection sv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CTester.main( String [ ] arg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TestCas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isSv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Result.getIv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